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6" style:family="paragraph" style:parent-style-name="Standard">
      <style:paragraph-properties style:text-autospace="none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cc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31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2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39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40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41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4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5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6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7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8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9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0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51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52" style:family="paragraph" style:parent-style-name="Standard" style:list-style-name="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3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54" style:family="paragraph" style:parent-style-name="Standard" style:list-style-name="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55" style:family="paragraph" style:parent-style-name="Standard" style:list-style-name="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56" style:family="paragraph" style:parent-style-name="Standard" style:list-style-name="">
      <style:paragraph-properties style:text-autospace="none"/>
      <style:text-properties style:use-window-font-color="true" fo:font-size="14pt" style:font-size-asian="14pt" style:font-size-complex="14pt"/>
    </style:style>
    <style:style style:name="P57" style:family="paragraph" style:parent-style-name="Standard" style:list-style-name="">
      <style:paragraph-properties style:text-autospace="none"/>
    </style:style>
    <style:style style:name="P58" style:family="paragraph" style:parent-style-name="Standard" style:list-style-name="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9" style:family="paragraph" style:parent-style-name="Standard">
      <style:text-properties style:text-underline-style="none"/>
    </style:style>
    <style:style style:name="P60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61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3" style:family="paragraph" style:parent-style-name="Standard" style:list-style-name="">
      <style:paragraph-properties fo:break-before="page" style:text-autospac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3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4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5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/>
    </style:style>
    <style:style style:name="T41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2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3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4" style:family="text">
      <style:text-properties style:use-window-font-color="true" style:font-name="Consolas1" style:font-name-asian="Consolas1" style:font-name-complex="Consolas1"/>
    </style:style>
    <style:style style:name="T45" style:family="text">
      <style:text-properties style:use-window-font-color="true" style:font-name="Consolas1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7" style:family="text">
      <style:text-properties style:use-window-font-color="true" style:font-name="Consolas1" fo:font-size="9.5pt" style:font-name-asian="Consolas1" style:font-size-asian="9.5pt" style:font-name-complex="Consolas1" style:font-size-complex="9.5pt"/>
    </style:style>
    <style:style style:name="T48" style:family="text">
      <style:text-properties style:use-window-font-color="true" fo:font-size="14pt" style:font-size-asian="14pt" style:font-size-complex="14pt"/>
    </style:style>
    <style:style style:name="T49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50" style:family="text">
      <style:text-properties style:use-window-font-color="true" fo:font-weight="bold" style:font-weight-asian="bold" style:font-weight-complex="bold"/>
    </style:style>
    <style:style style:name="T51" style:family="text">
      <style:text-properties style:use-window-font-color="true" fo:font-weight="normal" style:font-weight-asian="normal" style:font-weight-complex="normal"/>
    </style:style>
    <style:style style:name="T52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3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54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55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56" style:family="text">
      <style:text-properties style:use-window-font-color="true" style:font-name="Consolas" fo:font-size="14pt" style:font-size-asian="14pt" style:font-size-complex="14pt"/>
    </style:style>
    <style:style style:name="T5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8" style:family="text">
      <style:text-properties fo:font-size="20pt" style:font-size-asian="20pt" style:font-size-complex="20pt"/>
    </style:style>
    <style:style style:name="T59" style:family="text">
      <style:text-properties style:font-name-asian="Consolas1" style:font-name-complex="Consolas1"/>
    </style:style>
    <style:style style:name="T60" style:family="text">
      <style:text-properties fo:color="#cc0000"/>
    </style:style>
    <style:style style:name="T61" style:family="text">
      <style:text-properties fo:color="#cc0000" style:font-name-asian="Consolas1" style:font-name-complex="Consolas1"/>
    </style:style>
    <style:style style:name="T62" style:family="text">
      <style:text-properties fo:color="#cc0000" fo:font-weight="bold" style:font-weight-asian="bold" style:font-weight-complex="bold"/>
    </style:style>
    <style:style style:name="T63" style:family="text">
      <style:text-properties fo:color="#cc0000" fo:font-weight="normal" style:font-weight-asian="normal" style:font-weight-complex="normal"/>
    </style:style>
    <style:style style:name="T64" style:family="text">
      <style:text-properties fo:color="#cc0000" style:text-underline-style="solid" style:text-underline-width="auto" style:text-underline-color="font-color"/>
    </style:style>
    <style:style style:name="T65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fo:color="#cc0000" fo:font-size="20pt" style:font-size-asian="20pt" style:font-size-complex="20pt"/>
    </style:style>
    <style:style style:name="T67" style:family="text">
      <style:text-properties fo:color="#800000"/>
    </style:style>
    <style:style style:name="T68" style:family="text">
      <style:text-properties fo:color="#800000" style:font-name-asian="Consolas1" style:font-name-complex="Consolas1"/>
    </style:style>
    <style:style style:name="T69" style:family="text">
      <style:text-properties fo:color="#80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7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73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74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75" style:family="text">
      <style:text-properties fo:color="#000000" style:font-name="Consolas1" style:font-name-asian="Consolas1" style:font-name-complex="Consolas1"/>
    </style:style>
    <style:style style:name="T76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77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78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79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80" style:family="text">
      <style:text-properties fo:color="#000000" style:font-name="Consolas" style:font-name-asian="Consolas1" style:font-name-complex="Consolas1"/>
    </style:style>
    <style:style style:name="T81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82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83" style:family="text">
      <style:text-properties fo:color="#000000" style:font-name-asian="Consolas1" style:font-name-complex="Consolas1"/>
    </style:style>
    <style:style style:name="T84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85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style:font-name="Consolas1"/>
    </style:style>
    <style:style style:name="T88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89" style:family="text">
      <style:text-properties style:font-name="Consolas1" style:font-name-asian="Consolas1" style:font-name-complex="Consolas1"/>
    </style:style>
    <style:style style:name="T90" style:family="text">
      <style:text-properties fo:color="#0000ff" style:font-name="Consolas1" fo:font-size="9.5pt" style:font-name-asian="Consolas1" style:font-size-asian="9.5pt" style:font-name-complex="Consolas1" style:font-size-complex="9.5pt"/>
    </style:style>
    <style:style style:name="T91" style:family="text">
      <style:text-properties fo:color="#0000ff" style:font-name="Consolas1" fo:font-size="14pt" style:font-name-asian="Consolas1" style:font-size-asian="14pt" style:font-name-complex="Consolas1" style:font-size-complex="14pt"/>
    </style:style>
    <style:style style:name="T92" style:family="text">
      <style:text-properties fo:color="#0000ff" style:font-name="Consolas1" style:font-name-asian="Consolas1" style:font-name-complex="Consolas1"/>
    </style:style>
    <style:style style:name="T93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94" style:family="text">
      <style:text-properties fo:color="#808080" style:font-name="Consolas1" fo:font-size="9.5pt" style:font-name-asian="Consolas1" style:font-size-asian="9.5pt" style:font-name-complex="Consolas1" style:font-size-complex="9.5pt"/>
    </style:style>
    <style:style style:name="T95" style:family="text">
      <style:text-properties fo:color="#808080" style:font-name="Consolas1" style:font-name-asian="Consolas1" style:font-name-complex="Consolas1"/>
    </style:style>
    <style:style style:name="T96" style:family="text">
      <style:text-properties fo:color="#6f008a" style:font-name="Consolas1" fo:font-size="9.5pt" style:font-name-asian="Consolas1" style:font-size-asian="9.5pt" style:font-name-complex="Consolas1" style:font-size-complex="9.5pt"/>
    </style:style>
    <style:style style:name="T97" style:family="text">
      <style:text-properties fo:color="#6f008a" style:font-name="Consolas1" fo:font-size="14pt" style:font-name-asian="Consolas1" style:font-size-asian="14pt" style:font-name-complex="Consolas1" style:font-size-complex="14pt"/>
    </style:style>
    <style:style style:name="T98" style:family="text">
      <style:text-properties fo:color="#6f008a" style:font-name="Consolas1" style:font-name-asian="Consolas1" style:font-name-complex="Consolas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42"><text:s text:c="7"/>5----4---2---1-1---- <text:s text:c="2"/>5----5---3---2-2---- <text:s text:c="2"/>4----3---3---1-2---- <text:s text:c="2"/>4----3---3---0-1---- <text:s text:c="2"/>----4---3---30--1--- <text:s text:c="8"/></text:p>
      <text:p text:style-name="P42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42"><text:s text:c="7"/>----4---3---30--1--- <text:s text:c="2"/>----5---4---41--2--- <text:s text:c="2"/>----3---3---01--2--- <text:s text:c="2"/>----3---2---00--1--- <text:s text:c="2"/>-------3--2-00---1--</text:p>
      <text:p text:style-name="P42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42"><text:s text:c="7"/>-------3--2-00---1-- <text:s text:c="2"/>-------4--3-11---2-- <text:s text:c="2"/>-------2--1-01---2-- <text:s text:c="2"/>-------2--0-01---2-- <text:s text:c="2"/>---------20-0-1----2</text:p>
      <text:p text:style-name="P42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42"><text:s text:c="7"/>---------20-0-1----2 <text:s text:c="2"/>---------31-1-2----3 <text:s text:c="2"/>---------01-1-2----3 <text:s text:c="2"/>---------01-0-1----2 <text:s text:c="2"/>-2-------0-10--1----</text:p>
      <text:p text:style-name="P42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42"><text:s text:c="7"/>-2-------0-10--1---- <text:s text:c="2"/>-3-------1-21--2---- <text:s text:c="2"/>-3-------1-01--2---- <text:s text:c="2"/>-3-------1-01--2---- <text:s text:c="2"/>----3-----10-1---2--</text:p>
      <text:p text:style-name="P42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32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3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ort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TAB</text:span> – Next.. <text:s/><text:span text:style-name="T9">TAB+Alt</text:span> – Prev.. </text:p>
      <text:p text:style-name="P1"><text:span text:style-name="T9"><text:s text:c="33"/>ENTER</text:span> – SaveSettings</text:p>
      <text:p text:style-name="P1"><text:s text:c="33"/><text:span text:style-name="T9">0..9 </text:span>– Set Value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62">Esc</text:span><text:span text:style-name="T60"> – Abort</text:span></text:p>
      <text:p text:style-name="P1"><text:s text:c="5"/><text:span text:style-name="T9">s</text:span> – Abort <text:s text:c="26"/><text:span text:style-name="T62">&gt;</text:span><text:span text:style-name="T60"> – Toggle ON/OFF</text:span></text:p>
      <text:p text:style-name="P1"><text:s text:c="5"/><text:span text:style-name="T9">LEER</text:span> – Next..<text:span text:style-name="T70"> </text:span><text:span text:style-name="T48">[MODE==STEP1||MODE==STEP6] </text:span><text:span text:style-name="T70"><text:s text:c="5"/></text:span><text:span text:style-name="T62">ENTER</text:span><text:span text:style-name="T60"> – Speichere Settings</text:span></text:p>
      <text:p text:style-name="P1"><text:s text:c="5"/><text:span text:style-name="T9">p</text:span> – Abort and print <text:span text:style-name="T70">[SAVE==ON]</text:span> <text:s text:c="8"/><text:span text:style-name="T62">{a-z,A-Z,0-9,:,\,., ,_,-}</text:span><text:span text:style-name="T60"> – Pfad</text:span> </text:p>
      <text:p text:style-name="P1"><text:s text:c="41"/><text:span text:style-name="T62">BACKSPACE</text:span><text:span text:style-name="T60"> – Zeichen löschen</text:span></text:p>
      <text:p text:style-name="P1"><text:span text:style-name="T60"><text:s text:c="41"/></text:span><text:span text:style-name="T62">F1</text:span><text:span text:style-name="T60">|</text:span><text:span text:style-name="T62">F2</text:span><text:span text:style-name="T60">|</text:span><text:span text:style-name="T62">F3</text:span><text:span text:style-name="T60"> - Toggle Farbschema</text:span></text:p>
      <text:p text:style-name="P1"/>
      <text:p text:style-name="P38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19"><text:s text:c="6"/>Streifen a </text:span><text:span text:style-name="T9">1000 Autos lang</text:span><text:span text:style-name="T19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19"><text:s text:c="4"/></text:span><text:span text:style-name="T9">Cruise-control (Tempomat): </text:span><text:span text:style-name="T19"><text:s text:c="7"/></text:span></text:p>
      <text:p text:style-name="P5"><text:span text:style-name="T19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19">Wenn <text:s text:c="2"/>[</text:span><text:span text:style-name="T72">iIncreasedDelayAtV0Prozent &gt; 0</text:span><text:span text:style-name="T71">], dann:</text:span></text:p>
      <text:p text:style-name="P5"><text:span text:style-name="T19"><text:s text:c="6"/>Wenn im Zustand '</text:span><text:span text:style-name="T9">NewTick</text:span><text:span text:style-name="T19">' [</text:span><text:span text:style-name="T9">v == 0</text:span><text:span text:style-name="T19">] benutze in dieser Runde </text:span><text:span text:style-name="T9">X als </text:span></text:p>
      <text:p text:style-name="P5"><text:span text:style-name="T9"><text:s text:c="6"/>Trödelwahrscheinlichkeit</text:span><text:span text:style-name="T19"> im Zustand '</text:span><text:span text:style-name="T9">Trödeln</text:span><text:span text:style-name="T19">'. =&gt; Der Fahrer trödelt dann beim anfahren stärker.</text:span></text:p>
      <text:p text:style-name="P5"><text:span text:style-name="T18"><text:s text:c="6"/></text:span><text:span text:style-name="T17">(X</text:span><text:span text:style-name="T85">∈</text:span><text:span text:style-name="T17">{0..99}:X&gt;</text:span><text:span text:style-name="T72">iPDDProzent</text:span><text:span text:style-name="T17">:X=</text:span><text:span text:style-name="T76">iPDDProzent</text:span><text:span text:style-name="T17">+(100-X)*</text:span><text:span text:style-name="T76">iIncreasedDelayAtV0Prozent</text:span><text:span text:style-name="T17">) </text:span></text:p>
      <text:p text:style-name="P4"><text:s text:c="6"/></text:p>
      <text:p text:style-name="P5"><text:s text:c="4"/><text:span text:style-name="T9">Save to file/Save State:</text:span></text:p>
      <text:p text:style-name="P5"><text:s text:c="6"/>Wenn <text:span text:style-name="T19">[</text:span><text:span text:style-name="T9">SAVE==ON</text:span><text:span text:style-name="T19">] wird immer nach dem Zustand '</text:span><text:span text:style-name="T9">Teste Stau</text:span><text:span text:style-name="T51">' der </text:span><text:span text:style-name="T50">Zustand der Autos komprimiert gespeichert</text:span><text:span text:style-name="T51">.</text:span></text:p>
      <text:p text:style-name="P5"><text:span text:style-name="T19"><text:s text:c="6"/>Wenn, </text:span><text:span text:style-name="T9">p – Abort and print [SAVE==ON]</text:span><text:span text:style-name="T19">, gedrückt wird, wird der Algorithmus abgebrochen und </text:span><text:span text:style-name="T63">alle</text:span></text:p>
      <text:p text:style-name="P5"><text:span text:style-name="T63"><text:s text:c="6"/>bisher </text:span><text:span text:style-name="T62">gespeicherten Zustände</text:span><text:span text:style-name="T63"> als </text:span><text:span text:style-name="T62">Farbschema </text:span><text:span text:style-name="T63">in eine </text:span><text:span text:style-name="T62">*.bmp </text:span><text:span text:style-name="T63">Datei gespeichert</text:span><text:span text:style-name="T19">.</text:span></text:p>
      <text:p text:style-name="P5"><text:span text:style-name="T19"><text:s text:c="6"/>Falls der Algorithmus abgebrochen wird aufgrund von [</text:span><text:span text:style-name="T9">Ticks &gt;= MAXTICKS</text:span><text:span text:style-name="T19">] und [</text:span><text:span text:style-name="T9">SAVE==ON</text:span><text:span text:style-name="T19">] </text:span></text:p>
      <text:p text:style-name="P4"><text:s text:c="6"/><text:span text:style-name="T60">werden auch die bisher </text:span><text:span text:style-name="T62">gespeicherten Zustände</text:span><text:span text:style-name="T60"> als </text:span><text:span text:style-name="T62">Farbschema</text:span><text:span text:style-name="T60"> in eine Datei (</text:span><text:span text:style-name="T62">*.bmp</text:span><text:span text:style-name="T60">) gespeichert</text:span>.</text:p>
      <text:p text:style-name="P4"><text:s text:c="6"/><text:span text:style-name="T60">Beim Speichern in die Datei (</text:span><text:span text:style-name="T62">*.bmp</text:span><text:span text:style-name="T60">) werden immer </text:span><text:span text:style-name="T62">die komprimierten Zustände</text:span><text:span text:style-name="T60"> in ein </text:span></text:p>
      <text:p text:style-name="P4"><text:span text:style-name="T62"><text:s text:c="6"/>Farbschema</text:span><text:span text:style-name="T60"> umgewandelt.</text:span></text:p>
      <text:p text:style-name="P4"/>
      <text:p text:style-name="P5"><text:span text:style-name="T19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<text:span text:style-name="T60">werden auch die </text:span><text:span text:style-name="T62">bisher gespeicherten Zustände</text:span><text:span text:style-name="T60"> als </text:span><text:span text:style-name="T62">Farbschema </text:span><text:span text:style-name="T60">in eine Datei </text:span></text:p>
      <text:p text:style-name="P4"><text:span text:style-name="T60"><text:s text:c="6"/>(</text:span><text:span text:style-name="T62">*.bmp</text:span><text:span text:style-name="T60">)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19"><text:s text:c="2"/>Trödelwahrscheinlichkeit (</text:span><text:span text:style-name="T72">iPDDProzent bzw X</text:span><text:span text:style-name="T71">)</text:span><text:span text:style-name="T19">. </text:span></text:p>
      <text:p text:style-name="P5"><text:span text:style-name="T19"><text:s text:c="6"/>Wenn [</text:span><text:span text:style-name="T9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37"/>
      <text:p text:style-name="P5"><text:span text:style-name="T19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86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50">AUTO6|AUTOX</text:span><text:span text:style-name="T23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7"><text:s text:c="4"/></text:p>
      <text:p text:style-name="P5"><text:span text:style-name="T19"><text:s text:c="4"/></text:span><text:span text:style-name="T50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8"><text:s text:c="6"/><text:span text:style-name="T23">Die Zeit ohne Staus wird nicht gemessen.</text:span></text:p>
      <text:p text:style-name="P28"/>
      <text:p text:style-name="P28"><text:s text:c="4"/><text:span text:style-name="T50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8"><text:s text:c="6"/><text:span text:style-name="T23">Die Zeit ohne Staus wird nicht gemessen.</text:span></text:p>
      <text:p text:style-name="P4"/>
      <text:p text:style-name="P4"><text:s text:c="4"/><text:span text:style-name="T50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50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50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<text:span text:style-name="T60">werden auch die </text:span><text:span text:style-name="T62">bisher gespeicherten Zustände</text:span><text:span text:style-name="T60"> in eine Datei (</text:span><text:span text:style-name="T62">*.bmp</text:span><text:span text:style-name="T60">) als </text:span><text:span text:style-name="T62">Farbschema</text:span><text:span text:style-name="T60">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60">die </text:span><text:span text:style-name="T62">bisher gespeicherten Zustände</text:span><text:span text:style-name="T60"> als </text:span><text:span text:style-name="T62">*.bmp</text:span><text:span text:style-name="T60"> in ein </text:span></text:p>
      <text:p text:style-name="P4"><text:span text:style-name="T62"><text:s text:c="6"/>Farbschema</text:span><text:span text:style-name="T60"> umgerechnet und in eine Datei gespeichert.</text:span></text:p>
      <text:p text:style-name="P4"/>
      <text:p text:style-name="P7"/>
      <text:p text:style-name="P7"><text:s text:c="3"/></text:p>
      <text:p text:style-name="P7"/>
      <text:p text:style-name="P34"><text:s text:c="6"/></text:p>
      <text:p text:style-name="P7"><text:s text:c="3"/><text:span text:style-name="T57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4"><text:s text:c="442"/></text:p>
      <text:p text:style-name="P7"><text:s text:c="2"/><text:span text:style-name="T57">Datenstrukturen</text:span><text:span text:style-name="T58"> <text:s text:c="19"/></text:span>enum toggle { on, off };</text:p>
      <text:p text:style-name="P8"/>
      <text:p text:style-name="Standard"><text:span text:style-name="T11"><text:s text:c="5"/></text:span><text:span text:style-name="T24">struct object_car { <text:s text:c="27"/>struct gaugings { <text:s text:c="86"/></text:span></text:p>
      <text:p text:style-name="P14"><text:span text:style-name="T59"><text:s text:c="8"/>int iV; <text:s text:c="39"/></text:span><text:span text:style-name="T13">int iTicks;</text:span><text:span text:style-name="T59"> <text:s text:c="74"/></text:span></text:p>
      <text:p text:style-name="P14"><text:span text:style-name="T59"><text:s text:c="8"/>int iVChange; <text:s text:c="33"/></text:span><text:span text:style-name="T13">int iTotalTrafficJams;</text:span><text:span text:style-name="T59"> <text:s text:c="80"/></text:span></text:p>
      <text:p text:style-name="P2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14"><text:span text:style-name="T59"><text:s text:c="8"/>int iPosition; <text:s text:c="32"/></text:span><text:span text:style-name="T13">cloc</text:span><text:span text:style-name="T59">k_t runtime;</text:span><text:span text:style-name="T59"> <text:s text:c="90"/></text:span></text:p>
      <text:p text:style-name="P13"><text:s text:c="8"/>bool bIsInJam; <text:s text:c="32"/>char acTimeStamp[TIMESTAMPLENGTH];</text:p>
      <text:p text:style-name="P26"><text:span text:style-name="T24"><text:s text:c="8"/>bool bDoDelayAtV0; <text:s text:c="28"/></text:span><text:span text:style-name="T26">struct saveState ppsState[STREET_LENGTH][MAXTICKS]; <text:s/></text:span><text:span text:style-name="T24"><text:s text:c="159"/></text:span></text:p>
      <text:p text:style-name="P25"><text:span text:style-name="T24"><text:s text:c="5"/>};</text:span><text:span text:style-name="T25"> <text:s text:c="3"/></text:span><text:span text:style-name="T26"><text:s text:c="41"/>}; <text:s text:c="76"/></text:span></text:p>
      <text:p text:style-name="P13"><text:span text:style-name="T25"><text:s text:c="62"/></text:span><text:span text:style-name="T6"><text:s text:c="62"/></text:span></text:p>
      <text:p text:style-name="P2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14"><text:span text:style-name="T59"><text:s text:c="8"/>newtick = 0,</text:span><text:span text:style-name="T13"> <text:s text:c="34"/></text:span><text:span text:style-name="T59">struct settings sSettings;</text:span><text:span text:style-name="T13"> <text:s text:c="83"/></text:span></text:p>
      <text:p text:style-name="P14"><text:span text:style-name="T59"><text:s text:c="8"/>accelerate,</text:span><text:span text:style-name="T13"> <text:s text:c="35"/></text:span><text:span text:style-name="T59">struct gaugings sGaugings;</text:span><text:span text:style-name="T13"> <text:s text:c="87"/></text:span></text:p>
      <text:p text:style-name="P14"><text:span text:style-name="T59"><text:s text:c="8"/>retard,</text:span><text:span text:style-name="T13"> <text:s text:c="39"/></text:span><text:span text:style-name="T59">struct object_car asCars[990];</text:span><text:span text:style-name="T13"> <text:s text:c="82"/></text:span></text:p>
      <text:p text:style-name="P14"><text:span text:style-name="T59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 <text:s text:c="35"/></text:span><text:span text:style-name="T88">enum mode</text:span><text:span text:style-name="T13"> </text:span><text:span text:style-name="T88">{</text:span><text:span text:style-name="T13"> <text:s text:c="79"/></text:span></text:p>
      <text:p text:style-name="P25"><text:span text:style-name="T24"><text:s text:c="5"/>};</text:span><text:span text:style-name="T25"> <text:s text:c="16"/></text:span><text:span text:style-name="T11"><text:s text:c="31"/></text:span><text:span text:style-name="T49">step1,</text:span><text:span text:style-name="T11"> </text:span></text:p>
      <text:p text:style-name="P25"><text:span text:style-name="T26"><text:s text:c="3"/></text:span><text:span text:style-name="T11"><text:s text:c="48"/></text:span><text:span text:style-name="T26"><text:s text:c="4"/></text:span><text:span text:style-name="T27">step6,</text:span><text:span text:style-name="T26"> </text:span></text:p>
      <text:p text:style-name="P26"><text:span text:style-name="T26"><text:s text:c="5"/>struct settings { <text:s text:c="32"/></text:span><text:span text:style-name="T45">auto6,</text:span></text:p>
      <text:p text:style-name="P24"><text:span text:style-name="T16"><text:s text:c="4"/></text:span><text:span text:style-name="T13"><text:s text:c="4"/>int iVMax; <text:s text:c="35"/>autoX</text:span></text:p>
      <text:p text:style-name="P14"><text:span text:style-name="T7"><text:s text:c="5"/></text:span><text:span text:style-name="T59"><text:s text:c="3"/>int iCars; <text:s text:c="33"/>}; <text:s text:c="2"/></text:span></text:p>
      <text:p text:style-name="P24"><text:span text:style-name="T16"><text:s text:c="5"/></text:span><text:span text:style-name="T13"><text:s text:c="3"/>int iPDDProzent; <text:s text:c="33"/></text:span></text:p>
      <text:p text:style-name="P14"><text:span text:style-name="T7"><text:s text:c="5"/></text:span><text:span text:style-name="T59"><text:s text:c="3"/>enum toggle eTCruiseControl; <text:s text:c="15"/></text:span><text:span text:style-name="T7">struct saveState</text:span><text:span text:style-name="T59"> { <text:s text:c="14"/></text:span></text:p>
      <text:p text:style-name="P14"><text:span text:style-name="T16"><text:s text:c="5"/></text:span><text:span text:style-name="T59"><text:s text:c="3"/>int iIncreasedDelayAtV0Prozent; <text:s text:c="15"/></text:span><text:span text:style-name="T7">unsigned int bEnable <text:s/>: <text:s/>1;</text:span></text:p>
      <text:p text:style-name="P26"><text:span text:style-name="T26"><text:s text:c="5"/></text:span><text:span text:style-name="T24"><text:s text:c="3"/>enum toggle eTSaveToFile; <text:s text:c="21"/></text:span><text:span text:style-name="T26">unsigned int bIsInJam : <text:s/>1;</text:span></text:p>
      <text:p text:style-name="P14"><text:span text:style-name="T59"><text:s/></text:span><text:span text:style-name="T7"><text:s text:c="5"/></text:span><text:span text:style-name="T59"><text:s text:c="2"/>enum mode eMode; <text:s text:c="30"/></text:span><text:span text:style-name="T7">unsigned int bVTotal <text:s/>: <text:s/>6;</text:span></text:p>
      <text:p text:style-name="P14"><text:span text:style-name="T7"><text:s text:c="5"/></text:span><text:span text:style-name="T59"><text:s text:c="3"/>char acFilename[COMPLPATHLENGTH]; <text:s text:c="13"/></text:span><text:span text:style-name="T7">unsigned int bJamGroup: 24;</text:span><text:span text:style-name="T59"> <text:s text:c="15"/></text:span><text:span text:style-name="T7"><text:s/></text:span></text:p>
      <text:p text:style-name="P14"><text:span text:style-name="T7"><text:s text:c="8"/>char acComplFilePath[COMPLPATHLENGTH];</text:span><text:span text:style-name="T59"> <text:s text:c="5"/></text:span><text:span text:style-name="T7">};</text:span><text:span text:style-name="T59"> <text:s text:c="7"/></text:span></text:p>
      <text:p text:style-name="P14"><text:span text:style-name="T7"><text:s text:c="5"/></text:span><text:span text:style-name="T59"><text:s text:c="3"/>struct colorschemes* asCSchemes[12];</text:span><text:span text:style-name="T59"> <text:s text:c="8"/></text:span></text:p>
      <text:p text:style-name="P25"><text:span text:style-name="T26"><text:s text:c="5"/></text:span><text:span text:style-name="T24">};</text:span><text:span text:style-name="T26"> <text:s text:c="44"/></text:span></text:p>
      <text:p text:style-name="P39"/>
      <text:p text:style-name="Standard"><text:span text:style-name="T24"><text:s text:c="2"/></text:span><text:span text:style-name="T32">Algorithmus</text:span></text:p>
      <text:p text:style-name="P12"/>
      <text:p text:style-name="Standard"><text:span text:style-name="T24"><text:s text:c="5"/></text:span><text:span text:style-name="T29">do newtick:</text:span><text:span text:style-name="T24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59"><text:s text:c="9"/>[settings</text:span><text:span text:style-name="T13">.iIncreasedDelayAtV0Prozent &gt;</text:span><text:span text:style-name="T13"> 0 &amp;&amp; iV + iVChange== 0</text:span><text:span text:style-name="T59">] { </text:span><text:span text:style-name="T13">bDoDelayAtV0 = true; }</text:span><text:span text:style-name="T59"> <text:s text:c="91"/></text:span></text:p>
      <text:p text:style-name="P13"><text:s text:c="98"/></text:p>
      <text:p text:style-name="P14"><text:span text:style-name="T59"><text:s text:c="5"/></text:span><text:span text:style-name="T3">print newtick</text:span></text:p>
      <text:p text:style-name="P18"><text:span text:style-name="T59"><text:s text:c="5"/></text:span><text:span text:style-name="T78">userinteractionSTEP1</text:span></text:p>
      <text:p text:style-name="P13"><text:s text:c="167"/></text:p>
      <text:p text:style-name="P25"><text:span text:style-name="T24"><text:s text:c="5"/></text:span><text:span text:style-name="T30">do accelerate:</text:span><text:span text:style-name="T26"> <text:s text:c="195"/></text:span></text:p>
      <text:p text:style-name="P2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3"><text:s text:c="5"/><text:span text:style-name="T10"><text:s text:c="78"/></text:span></text:p>
      <text:p text:style-name="P14"><text:span text:style-name="T59"><text:s text:c="5"/></text:span><text:span text:style-name="T3">print accelerate</text:span><text:span text:style-name="T59"> <text:s/></text:span></text:p>
      <text:p text:style-name="P14"><text:span text:style-name="T59"><text:s text:c="5"/></text:span><text:span text:style-name="T78">userinteractionSTEP1</text:span><text:span text:style-name="T59"> <text:s text:c="89"/></text:span></text:p>
      <text:p text:style-name="P14"><text:span text:style-name="T59"><text:s text:c="5"/></text:span><text:span text:style-name="T13"><text:s text:c="91"/></text:span></text:p>
      <text:p text:style-name="P14"><text:span text:style-name="T59"><text:s text:c="5"/></text:span><text:span text:style-name="T15">do </text:span><text:span text:style-name="T3">retard:</text:span><text:span text:style-name="T13"> <text:s text:c="86"/></text:span><text:span text:style-name="T59"><text:s text:c="80"/></text:span></text:p>
      <text:p text:style-name="P6"><text:span text:style-name="T39"><text:s text:c="5"/></text:span><text:span text:style-name="T36"><text:s text:c="4"/>[iV + iVChange &gt; </text:span><text:span text:style-name="T43">diff(myCar.iPosition, carInFront.iPosition)]</text:span></text:p>
      <text:p text:style-name="P26"><text:span text:style-name="T26"><text:s text:c="3"/></text:span><text:span text:style-name="T11"><text:s text:c="2"/></text:span><text:span text:style-name="T26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9"><text:s text:c="124"/></text:span><text:s text:c="91"/></text:p>
      <text:p text:style-name="P7"><text:s text:c="5"/><text:span text:style-name="T41">print retard</text:span> <text:s text:c="3"/></text:p>
      <text:p text:style-name="P7"><text:s text:c="5"/><text:span text:style-name="T77">userinteractionSTEP1</text:span></text:p>
      <text:p text:style-name="P7"><text:s text:c="50"/><text:span text:style-name="T39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6"/>
      <text:p text:style-name="P7"><text:s text:c="5"/><text:span text:style-name="T1">do </text:span><text:span text:style-name="T34">dilly_dally:</text:span> <text:s text:c="218"/></text:p>
      <text:p text:style-name="P7"><text:s text:c="9"/>[ <text:span text:style-name="T36">iV + iVChange &gt; 0 ]</text:span></text:p>
      <text:p text:style-name="P7"><text:span text:style-name="T39"><text:s text:c="9"/>{</text:span> <text:s text:c="73"/></text:p>
      <text:p text:style-name="P5"><text:span text:style-name="T6"><text:s text:c="12"/>[</text:span><text:span text:style-name="T43">settings.</text:span><text:span text:style-name="T44">iIncreasedDelayAtV0Prozent</text:span><text:span text:style-name="T37"> &gt; 0 &amp;&amp; bDoDelayAtV0 == true</text:span><text:span text:style-name="T6">]</text:span></text:p>
      <text:p text:style-name="P7"><text:s text:c="6"/><text:span text:style-name="T60"><text:s text:c="6"/></text:span><text:span text:style-name="T23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87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5"><text:span text:style-name="T26"><text:s text:c="12"/>else [Random(0..100) &lt; settings.</text:span><text:span text:style-name="T26">iPDDProzent</text:span><text:span text:style-name="T26">]</text:span></text:p>
      <text:p text:style-name="P17"><text:s text:c="12"/>{</text:p>
      <text:p text:style-name="P23"><text:span text:style-name="T12"><text:s text:c="15"/></text:span><text:span text:style-name="T12">iVChange--;</text:span></text:p>
      <text:p text:style-name="P17"><text:s text:c="12"/>}</text:p>
      <text:p text:style-name="P25"><text:span text:style-name="T26"><text:s text:c="9"/>}</text:span><text:span text:style-name="T26"> <text:s/></text:span></text:p>
      <text:p text:style-name="P17"><text:s text:c="11"/></text:p>
      <text:p text:style-name="P25"><text:span text:style-name="T26"><text:s text:c="5"/></text:span><text:span text:style-name="T30">print dilly_dally</text:span><text:span text:style-name="T26"> </text:span></text:p>
      <text:p text:style-name="P25"><text:span text:style-name="T26"><text:s text:c="5"/></text:span><text:span text:style-name="T79">userinteractionSTEP1</text:span><text:span text:style-name="T26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4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77">userinteractionSTEP1</text:span></text:p>
      <text:p text:style-name="P20"/>
      <text:p text:style-name="P20"/>
      <text:p text:style-name="P35"/>
      <text:p text:style-name="P7"><text:s text:c="5"/><text:span text:style-name="T1">do test_jam</text:span></text:p>
      <text:p text:style-name="P7"/>
      <text:p text:style-name="P7"><text:s text:c="8"/>gaugings.iTicks++;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><text:s text:c="8"/><text:span text:style-name="T23">[settings.eTSaveToFile == on] </text:span></text:p>
      <text:p text:style-name="P15"><text:s text:c="8"/>{</text:p>
      <text:p text:style-name="P15"><text:s text:c="11"/>for ( int i = 0 ; i &lt; settings.iCars ; i++ ) </text:p>
      <text:p text:style-name="P15"><text:s text:c="11"/>{</text:p>
      <text:p text:style-name="P15"><text:s text:c="14"/>saveCarState(gaugings.iTicks, gaugings.ppsState, asCars, i);</text:p>
      <text:p text:style-name="P15"><text:s text:c="11"/>}</text:p>
      <text:p text:style-name="P15"><text:s text:c="8"/>}</text:p>
      <text:p text:style-name="P7"/>
      <text:p text:style-name="P7"/>
      <text:p text:style-name="P7"><text:s text:c="2"/><text:span text:style-name="T1">print test_jam + </text:span><text:span text:style-name="T41">print gaugings</text:span> <text:s text:c="2"/></text:p>
      <text:p text:style-name="P7"><text:s text:c="2"/><text:span text:style-name="T41">userinteraction</text:span> <text:s text:c="3"/></text:p>
      <text:p text:style-name="P7"/>
      <text:p text:style-name="P36"/>
      <text:p text:style-name="P7"><text:s text:c="5"/><text:span text:style-name="T1">do test_jam_OnOne(int iCarId):</text:span></text:p>
      <text:p text:style-name="P7"><text:s text:c="8"/></text:p>
      <text:p text:style-name="P7"><text:s text:c="8"/>[<text:span text:style-name="T39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9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61"><text:s text:c="12"/></text:span><text:span text:style-name="T39"><text:s text:c="2"/>}</text:span></text:p>
      <text:p text:style-name="P7"><text:span text:style-name="T68"><text:s text:c="11"/></text:span>}</text:p>
      <text:p text:style-name="P7"><text:s text:c="11"/>else [<text:span text:style-name="T39">diff(myCar.iPosition, carInFront.iPosition) &lt;= 1</text:span>] {</text:p>
      <text:p text:style-name="P7"><text:s text:c="14"/>[ <text:span text:style-name="T39">do_test_jam( carInFront/Id ) == true] {</text:span></text:p>
      <text:p text:style-name="P16"><text:s text:c="17"/>//FALL C</text:p>
      <text:p text:style-name="P7"><text:s text:c="17"/><text:span text:style-name="T39">bIsInJam = true; </text:span></text:p>
      <text:p text:style-name="P16"><text:s text:c="17"/>iJamGroupId = carInFront.iJamGroupId;</text:p>
      <text:p text:style-name="P7"><text:span text:style-name="T60"><text:s text:c="13"/></text:span><text:span text:style-name="T23"><text:s/>}</text:span></text:p>
      <text:p text:style-name="P7"><text:s text:c="11"/>}</text:p>
      <text:p text:style-name="P7"><text:s text:c="8"/>}</text:p>
      <text:p text:style-name="P7"><text:s text:c="8"/>return <text:span text:style-name="T39">bIsInJam;</text:span></text:p>
      <text:p text:style-name="P34"><text:s text:c="90"/></text:p>
      <text:p text:style-name="Standard"><text:span text:style-name="T24"><text:s text:c="2"/></text:span><text:span text:style-name="T32">Algorithmus STEP1+STEP6+AUTO1+AUTOX</text:span></text:p>
      <text:p text:style-name="P16"><text:s/></text:p>
      <text:p text:style-name="P16"><text:s text:c="5"/>#define FUNC_COUNT 18</text:p>
      <text:p text:style-name="P16"/>
      <text:p text:style-name="P16"><text:s text:c="5"/>int iOpt = OP_DEFAULT;</text:p>
      <text:p text:style-name="Standard"><text:span text:style-name="T26"><text:s text:c="5"/></text:span><text:span text:style-name="T46">int(*aFunc[FUNC_COUNT])(struct naschmodell *) = {</text:span></text:p>
      <text:p text:style-name="P27"><text:span text:style-name="T37"><text:s text:c="8"/>[ 0] do newtick, <text:s text:c="89"/></text:span><text:span text:style-name="T38"><text:s text:c="81"/></text:span></text:p>
      <text:p text:style-name="P18"><text:span text:style-name="T59"><text:s text:c="8"/></text:span><text:span text:style-name="T20">[ 1] </text:span><text:span text:style-name="T59">[settings.eMode == step1] {</text:span><text:span text:style-name="T59">print newtick},</text:span></text:p>
      <text:p text:style-name="P18"><text:span text:style-name="T59"><text:s text:c="8"/></text:span><text:span text:style-name="T20">[ 2] </text:span><text:span text:style-name="T84">userinteractionSTEP1,</text:span><text:span text:style-name="T59"> <text:s text:c="155"/></text:span></text:p>
      <text:p text:style-name="P60"><text:span text:style-name="T39"><text:s text:c="8"/></text:span><text:span text:style-name="T52">[ 3] </text:span><text:span text:style-name="T52">do accelerate,</text:span><text:span text:style-name="T52"> <text:s text:c="192"/></text:span><text:span text:style-name="T39"><text:s text:c="71"/></text:span></text:p>
      <text:p text:style-name="P18"><text:span text:style-name="T59"><text:s text:c="8"/></text:span><text:span text:style-name="T20">[ 4] </text:span><text:span text:style-name="T59">[settings.eMode == step1] {</text:span><text:span text:style-name="T59">print accelerate},</text:span><text:span text:style-name="T59"> <text:s/></text:span></text:p>
      <text:p text:style-name="P18"><text:span text:style-name="T59"><text:s text:c="8"/></text:span><text:span text:style-name="T20">[ 5] </text:span><text:span text:style-name="T84">userinteractionSTEP1,</text:span><text:span text:style-name="T59"> <text:s text:c="178"/></text:span></text:p>
      <text:p text:style-name="P60"><text:span text:style-name="T39"><text:s text:c="8"/></text:span><text:span text:style-name="T52">[ 6] </text:span><text:span text:style-name="T39">do retard,</text:span><text:span text:style-name="T39"> <text:s text:c="162"/></text:span><text:span text:style-name="T19"><text:s text:c="91"/></text:span><text:span text:style-name="T52"><text:s text:c="124"/></text:span><text:span text:style-name="T19"><text:s text:c="91"/></text:span></text:p>
      <text:p text:style-name="P7"><text:s text:c="8"/><text:span text:style-name="T39">[ 7] [settings.eMode == step1] {</text:span><text:span text:style-name="T39">print retard},</text:span> <text:s text:c="3"/></text:p>
      <text:p text:style-name="P7"><text:s text:c="8"/><text:span text:style-name="T39">[ 8] </text:span><text:span text:style-name="T83">userinteractionSTEP1,</text:span> <text:s text:c="50"/><text:span text:style-name="T39"><text:s text:c="124"/></text:span><text:s text:c="16"/></text:p>
      <text:p text:style-name="P7"><text:s text:c="8"/><text:span text:style-name="T39">[ 9] </text:span>do <text:span text:style-name="T39">dilly_dally,</text:span> <text:s text:c="218"/></text:p>
      <text:p text:style-name="P60"><text:span text:style-name="T52"><text:s text:c="8"/>[10] [settings.eMode == step1] {</text:span><text:span text:style-name="T52">print dilly_dally},</text:span><text:span text:style-name="T52"> </text:span></text:p>
      <text:p text:style-name="P60"><text:span text:style-name="T52"><text:s text:c="8"/>[11] </text:span><text:span text:style-name="T84">userinteractionSTEP1,</text:span><text:span text:style-name="T19"> <text:s text:c="99"/></text:span></text:p>
      <text:p text:style-name="P7"><text:span text:style-name="T10"><text:s text:c="8"/></text:span><text:span text:style-name="T36">[12] </text:span><text:span text:style-name="T10">do </text:span><text:span text:style-name="T36">drive,</text:span><text:span text:style-name="T10"> <text:s text:c="17"/></text:span><text:s text:c="576"/></text:p>
      <text:p text:style-name="P7"><text:s text:c="8"/><text:span text:style-name="T39">[13] [settings.eMode == step1] {</text:span>print drive},</text:p>
      <text:p text:style-name="P7"><text:s text:c="8"/><text:span text:style-name="T39">[14] </text:span><text:span text:style-name="T80">userinteractionSTEP1,</text:span></text:p>
      <text:p text:style-name="P7"><text:s text:c="8"/><text:span text:style-name="T39">[15] </text:span>do test_jam(int iCarId), <text:s text:c="60"/></text:p>
      <text:p text:style-name="P7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9"><text:span text:style-name="T31"><text:s text:c="8"/>[17] </text:span><text:span text:style-name="T31">userinteraction</text:span></text:p>
      <text:p text:style-name="P59"><text:span text:style-name="T31"><text:s text:c="5"/>};</text:span></text:p>
      <text:p text:style-name="P19"/>
      <text:p text:style-name="Standard"><text:span text:style-name="T26"><text:s text:c="5"/></text:span><text:span text:style-name="T46">for (int iF = 0; iOpt != OP_EXIT &amp;&amp; iOpt != OP_STOP &amp;&amp; iOpt != OP_PRINT; iF++, iF %= FUNC_COUNT) {</text:span></text:p>
      <text:p text:style-name="P56"><text:span text:style-name="T89"><text:s text:c="8"/>iOpt = aFunc[iF](pModell);</text:span></text:p>
      <text:p text:style-name="P56"><text:span text:style-name="T89"><text:s text:c="8"/>if (iF == FUNC_COUNT - 1 &amp;&amp; pModell-&gt;sGaugings.iTicks &gt;= MAXTICKS) {</text:span></text:p>
      <text:p text:style-name="P56"><text:span text:style-name="T89"><text:s text:c="11"/>iOpt = OP_STOP;</text:span></text:p>
      <text:p text:style-name="P55"><text:s text:c="8"/>}</text:p>
      <text:p text:style-name="P55"><text:s text:c="5"/>}</text:p>
      <text:p text:style-name="P55"/>
      <text:p text:style-name="P56"><text:span text:style-name="T89"><text:s text:c="5"/>return iOpt;</text:span></text:p>
      <text:p text:style-name="P40"/>
      <text:p text:style-name="Standard"><text:span text:style-name="T28"><text:s text:c="2"/></text:span><text:span text:style-name="T32">userinteraction</text:span></text:p>
      <text:p text:style-name="P16"><text:s text:c="2"/></text:p>
      <text:p text:style-name="Standard"><text:span text:style-name="T33"><text:s text:c="2"/></text:span><text:span text:style-name="T24">int iOpt = OP_DEFAULT;</text:span></text:p>
      <text:p text:style-name="P43"/>
      <text:p text:style-name="P43"><text:s text:c="3"/>[pModell-&gt;sSettings.eMode == step1 || pModell-&gt;sSettings.eMode == step6]</text:p>
      <text:p text:style-name="P43"><text:s text:c="3"/>{</text:p>
      <text:p text:style-name="P43"><text:s text:c="6"/>do</text:p>
      <text:p text:style-name="P43"><text:s text:c="6"/>{</text:p>
      <text:p text:style-name="P43"><text:s text:c="9"/>iOpt = _getch();</text:p>
      <text:p text:style-name="P43"><text:s text:c="6"/>}</text:p>
      <text:p text:style-name="P43"><text:s text:c="6"/>while (iOpt != OP_EXIT </text:p>
      <text:p text:style-name="P43"><text:s text:c="10"/>&amp;&amp; iOpt != OP_STOP </text:p>
      <text:p text:style-name="P43"><text:s text:c="10"/>&amp;&amp; iOpt != OP_STEP </text:p>
      <text:p text:style-name="P43"><text:s text:c="10"/>&amp;&amp; (pModell-&gt;sSettings.eTSaveToFile == off || iOpt != OP_PRINT));</text:p>
      <text:p text:style-name="P43"><text:s text:c="3"/>}</text:p>
      <text:p text:style-name="P43"><text:s text:c="3"/>else</text:p>
      <text:p text:style-name="P43"><text:s text:c="3"/>{</text:p>
      <text:p text:style-name="P43"><text:s text:c="6"/>[ _kbhit() == 1 ]</text:p>
      <text:p text:style-name="P43"><text:s text:c="6"/>{</text:p>
      <text:p text:style-name="P43"><text:s text:c="9"/>iOpt = _getch();</text:p>
      <text:p text:style-name="P43"/>
      <text:p text:style-name="P43"><text:s text:c="9"/>[iOpt != OP_EXIT </text:p>
      <text:p text:style-name="P43"><text:s text:c="10"/>&amp;&amp; iOpt != OP_STOP </text:p>
      <text:p text:style-name="P43"><text:s text:c="10"/>&amp;&amp; (pModell-&gt;sSettings.eTSaveToFile == off || iOpt != OP_PRINT)]</text:p>
      <text:p text:style-name="P43"><text:s text:c="9"/>{</text:p>
      <text:p text:style-name="P43"><text:s text:c="12"/>iOpt = OP_DEFAULT;</text:p>
      <text:p text:style-name="P43"><text:s text:c="9"/>}</text:p>
      <text:p text:style-name="P43"><text:s text:c="6"/>}</text:p>
      <text:p text:style-name="P43"><text:s text:c="3"/>}</text:p>
      <text:p text:style-name="P43"/>
      <text:p text:style-name="P44"><text:s text:c="3"/>return iOpt;</text:p>
      <text:p text:style-name="P30"/>
      <text:p text:style-name="P41"/>
      <text:p text:style-name="Standard"><text:span text:style-name="T28"><text:s text:c="2"/></text:span><text:span text:style-name="T32">userinteractionSTEP1</text:span></text:p>
      <text:p text:style-name="P16"><text:s text:c="2"/></text:p>
      <text:p text:style-name="Standard"><text:span text:style-name="T33"><text:s text:c="2"/></text:span><text:span text:style-name="T24">int iOpt = OP_DEFAULT;</text:span></text:p>
      <text:p text:style-name="P43"/>
      <text:p text:style-name="P43"><text:s text:c="3"/>[pModell-&gt;sSettings.eMode == step1]</text:p>
      <text:p text:style-name="P43"><text:s text:c="3"/>{</text:p>
      <text:p text:style-name="P43"><text:s text:c="6"/>do</text:p>
      <text:p text:style-name="P43"><text:s text:c="6"/>{</text:p>
      <text:p text:style-name="P43"><text:s text:c="9"/>iOpt = _getch();</text:p>
      <text:p text:style-name="P43"><text:s text:c="6"/>}</text:p>
      <text:p text:style-name="P43"><text:s text:c="6"/>while (iOpt != OP_EXIT </text:p>
      <text:p text:style-name="P43"><text:s text:c="10"/>&amp;&amp; iOpt != OP_STOP </text:p>
      <text:p text:style-name="P43"><text:s text:c="10"/>&amp;&amp; iOpt != OP_STEP </text:p>
      <text:p text:style-name="P43"><text:s text:c="10"/>&amp;&amp; (pModell-&gt;sSettings.eTSaveToFile == off || iOpt != OP_PRINT));</text:p>
      <text:p text:style-name="P43"><text:s text:c="3"/>}</text:p>
      <text:p text:style-name="P43"><text:s text:c="2"/></text:p>
      <text:p text:style-name="P45"><text:s text:c="3"/>return iOpt;</text:p>
      <text:p text:style-name="P41"/>
      <text:p text:style-name="P31"><text:span text:style-name="T6"><text:s/></text:span>Umwandlung durch Farbschemas</text:p>
      <text:p text:style-name="P22"/>
      <text:p text:style-name="P16"><text:s text:c="5"/><text:span text:style-name="T1">Ausgehend von den komprimierten Zuständen:</text:span></text:p>
      <text:p text:style-name="P16"><text:s text:c="5"/>struct saveState ppsState[STREET_LENGTH][MAXTICKS]; <text:s text:c="613"/></text:p>
      <text:p text:style-name="P16"><text:s text:c="759"/></text:p>
      <text:p text:style-name="P16"><text:s text:c="5"/>struct saveState {</text:p>
      <text:p text:style-name="P16"><text:s text:c="8"/>unsigned int bEnable <text:s/>: <text:s/>1;</text:p>
      <text:p text:style-name="P16"><text:s text:c="8"/>unsigned int bIsInJam : <text:s/>1; </text:p>
      <text:p text:style-name="P16"><text:s text:c="8"/>unsigned int bVTotal <text:s/>: <text:s/>6;</text:p>
      <text:p text:style-name="P16"><text:s text:c="8"/>unsigned int bJamGroup: 24;</text:p>
      <text:p text:style-name="P16"><text:s text:c="5"/>}; <text:s text:c="7"/></text:p>
      <text:p text:style-name="P16"/>
      <text:p text:style-name="P16"><text:s text:c="5"/><text:span text:style-name="T60">Wird eine </text:span><text:span text:style-name="T62">*.bmp</text:span><text:span text:style-name="T60"> Datei der größe </text:span><text:span text:style-name="T62">STREET_LENGTH x MAXTICKS</text:span><text:span text:style-name="T60"> erzeugt. </text:span><text:s text:c="2"/></text:p>
      <text:p text:style-name="P16"/>
      <text:p text:style-name="P16"><text:s text:c="5"/><text:span text:style-name="T64">Zur Umwandlung stehen folgende </text:span><text:span text:style-name="T65">Farbschemas</text:span><text:span text:style-name="T64"> zur Verfügung:</text:span></text:p>
      <text:p text:style-name="P29"/>
      <text:p text:style-name="P16"><text:span text:style-name="T60"><text:s text:c="7"/></text:span><text:span text:style-name="T62">F1 - (simple)</text:span></text:p>
      <text:p text:style-name="P46"><text:s text:c="11"/>Street: <text:s text:c="7"/>black</text:p>
      <text:p text:style-name="P46"><text:s text:c="11"/>Car(IsInJam): <text:s/>red</text:p>
      <text:p text:style-name="P46"><text:s text:c="11"/>Car(!IsInJam): white</text:p>
      <text:p text:style-name="P46"><text:s text:c="11"/></text:p>
      <text:p text:style-name="P47"><text:s text:c="7"/>F2 - (depending !IsInJam:VTotal)</text:p>
      <text:p text:style-name="P16"><text:span text:style-name="T62"><text:s text:c="11"/></text:span><text:span text:style-name="T60">Street: <text:s text:c="7"/>black</text:span></text:p>
      <text:p text:style-name="P46"><text:s text:c="11"/>Car(IsInJam): <text:s/>red</text:p>
      <text:p text:style-name="P46"><text:s text:c="11"/>Car(!IsInJam): [Vtotal]{VMAX:GREEN,..,5:Mixed(GREEN,RED),..,0:RED}</text:p>
      <text:p text:style-name="P47"><text:s text:c="10"/></text:p>
      <text:p text:style-name="P47"><text:s text:c="7"/>F3 – (depending IsInJam:JamGroup) <text:s text:c="3"/></text:p>
      <text:p text:style-name="P16"><text:s text:c="11"/><text:span text:style-name="T60">Street: <text:s text:c="7"/>black</text:span> <text:s/></text:p>
      <text:p text:style-name="P16"><text:s text:c="11"/><text:span text:style-name="T60">Car(IsInJam):</text:span> <text:s/><text:span text:style-name="T67">[JamGroup%32]{32Colors} <text:s text:c="2"/></text:span><text:s text:c="4"/></text:p>
      <text:p text:style-name="P16"><text:s text:c="11"/><text:span text:style-name="T60">Car(!IsInJam): white</text:span> <text:s text:c="111"/></text:p>
      <text:p text:style-name="P16"><text:s text:c="9"/></text:p>
      <text:p text:style-name="P62"/>
      <text:p text:style-name="P16"><text:s text:c="2"/><text:span text:style-name="T57">COLORMAP.lib</text:span></text:p>
      <text:p text:style-name="P16"><text:s text:c="130"/></text:p>
      <text:p text:style-name="Standard"><text:span text:style-name="T26"><text:s text:c="4"/></text:span><text:span text:style-name="T24">struct colormap</text:span></text:p>
      <text:p text:style-name="P52"><text:s text:c="4"/>{</text:p>
      <text:p text:style-name="P54"><text:span text:style-name="T59"><text:s text:c="7"/></text:span><text:span text:style-name="T59">int</text:span><text:span text:style-name="T59"> iWidth;</text:span></text:p>
      <text:p text:style-name="P54"><text:span text:style-name="T59"><text:s text:c="7"/></text:span><text:span text:style-name="T59">int</text:span><text:span text:style-name="T59"> iHeight;</text:span></text:p>
      <text:p text:style-name="P54"><text:span text:style-name="T59"><text:s text:c="7"/></text:span><text:span text:style-name="T59">unsigned</text:span><text:span text:style-name="T59"> </text:span><text:span text:style-name="T59">char</text:span><text:span text:style-name="T59"> ** ppucRED;</text:span></text:p>
      <text:p text:style-name="P54"><text:span text:style-name="T59"><text:s text:c="7"/></text:span><text:span text:style-name="T59">unsigned</text:span><text:span text:style-name="T59"> </text:span><text:span text:style-name="T59">char</text:span><text:span text:style-name="T59"> ** ppucGREEN;</text:span></text:p>
      <text:p text:style-name="P54"><text:span text:style-name="T59"><text:s text:c="7"/></text:span><text:span text:style-name="T59">unsigned</text:span><text:span text:style-name="T59"> </text:span><text:span text:style-name="T59">char</text:span><text:span text:style-name="T59"> ** ppucBLUE;</text:span></text:p>
      <text:p text:style-name="P58"><text:span text:style-name="T56"><text:s text:c="4"/>};</text:span><text:span text:style-name="T25"> <text:s text:c="17"/></text:span><text:span text:style-name="T25"><text:s text:c="109"/></text:span></text:p>
      <text:p text:style-name="P16"><text:s text:c="130"/></text:p>
      <text:p text:style-name="Standard"><text:span text:style-name="T26"><text:s text:c="4"/></text:span><text:span text:style-name="T24">union uCOLOR</text:span></text:p>
      <text:p text:style-name="P52"><text:span text:style-name="T6"><text:s text:c="4"/></text:span>{</text:p>
      <text:p text:style-name="P54"><text:span text:style-name="T7"><text:s text:c="4"/></text:span><text:span text:style-name="T59"><text:s text:c="3"/></text:span><text:span text:style-name="T59">unsigned</text:span><text:span text:style-name="T59"> </text:span><text:span text:style-name="T59">int</text:span><text:span text:style-name="T59"> uiHEX;</text:span></text:p>
      <text:p text:style-name="P54"><text:span text:style-name="T7"><text:s text:c="4"/></text:span><text:span text:style-name="T59"><text:s text:c="3"/></text:span><text:span text:style-name="T59">struct</text:span></text:p>
      <text:p text:style-name="P52"><text:span text:style-name="T6"><text:s text:c="4"/></text:span><text:s text:c="3"/>{</text:p>
      <text:p text:style-name="P54"><text:span text:style-name="T7"><text:s text:c="4"/></text:span><text:span text:style-name="T59"><text:s text:c="6"/></text:span><text:span text:style-name="T59">unsigned</text:span><text:span text:style-name="T59"> </text:span><text:span text:style-name="T59">char</text:span><text:span text:style-name="T59"> ucBLUE;</text:span></text:p>
      <text:p text:style-name="P54"><text:span text:style-name="T59"><text:s text:c="5"/></text:span><text:span text:style-name="T7"><text:s text:c="4"/></text:span><text:span text:style-name="T59"><text:s/></text:span><text:span text:style-name="T59">unsigned</text:span><text:span text:style-name="T59"> </text:span><text:span text:style-name="T59">char</text:span><text:span text:style-name="T59"> ucGREEN;</text:span></text:p>
      <text:p text:style-name="P54"><text:span text:style-name="T59"><text:s text:c="4"/></text:span><text:span text:style-name="T7"><text:s text:c="4"/></text:span><text:span text:style-name="T59"><text:s text:c="2"/></text:span><text:span text:style-name="T59">unsigned</text:span><text:span text:style-name="T59"> </text:span><text:span text:style-name="T59">char</text:span><text:span text:style-name="T59"> ucRED;</text:span></text:p>
      <text:p text:style-name="P52"><text:s text:c="3"/><text:span text:style-name="T6"><text:s text:c="4"/></text:span>} sRGB;</text:p>
      <text:p text:style-name="P52"><text:span text:style-name="T6"><text:s text:c="4"/></text:span>};</text:p>
      <text:p text:style-name="P52"/>
      <text:p text:style-name="P54"><text:span text:style-name="T7"><text:s text:c="4"/></text:span><text:span text:style-name="T59">typedef</text:span><text:span text:style-name="T59"> </text:span><text:span text:style-name="T59">const</text:span><text:span text:style-name="T59"> </text:span><text:span text:style-name="T59">union</text:span><text:span text:style-name="T59"> </text:span><text:span text:style-name="T59">uCOLOR</text:span><text:span text:style-name="T59"> * </text:span><text:span text:style-name="T59">const</text:span><text:span text:style-name="T59"> </text:span><text:span text:style-name="T59">COLOR</text:span><text:span text:style-name="T59">;</text:span></text:p>
      <text:p text:style-name="P57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16"><text:s text:c="130"/></text:p>
      <text:p text:style-name="P53"><text:span text:style-name="T7"><text:s text:c="4"/></text:span><text:span text:style-name="T59">const</text:span><text:span text:style-name="T59"> </text:span><text:span text:style-name="T59">union</text:span><text:span text:style-name="T59"> </text:span><text:span text:style-name="T59">uCOLOR</text:span><text:span text:style-name="T59"> VALUE_RED = {.uiHEX = 0xff0000};</text:span></text:p>
      <text:p text:style-name="P54"><text:span text:style-name="T59"><text:s text:c="4"/>const</text:span><text:span text:style-name="T59"> </text:span><text:span text:style-name="T59">union</text:span><text:span text:style-name="T59"> </text:span><text:span text:style-name="T59">uCOLOR</text:span><text:span text:style-name="T59"> VALUE_GREEN = {.uiHEX = 0x00ff00};</text:span></text:p>
      <text:p text:style-name="P57"><text:span text:style-name="T24"><text:s text:c="4"/>const union uCOLOR VALUE_BLUE = {.uiHEX = 0x0000ff};</text:span><text:span text:style-name="T26"> <text:s/></text:span></text:p>
      <text:p text:style-name="P57"><text:span text:style-name="T26"><text:s text:c="4"/>//usw.. <text:s text:c="2"/></text:span><text:span text:style-name="T26"><text:s text:c="121"/></text:span></text:p>
      <text:p text:style-name="P16"><text:s text:c="130"/></text:p>
      <text:p text:style-name="P53"><text:span text:style-name="T7"><text:s text:c="4"/></text:span><text:span text:style-name="T59">#define</text:span><text:span text:style-name="T59"> </text:span><text:span text:style-name="T59">RED</text:span><text:span text:style-name="T59"> <text:s text:c="2"/>(&amp;VALUE_RED)</text:span></text:p>
      <text:p text:style-name="P54"><text:span text:style-name="T59"><text:s text:c="4"/>#define</text:span><text:span text:style-name="T59"> </text:span><text:span text:style-name="T59">GREEN</text:span><text:span text:style-name="T59"> (&amp;VALUE_GREEN)</text:span></text:p>
      <text:p text:style-name="P57"><text:span text:style-name="T24"><text:s text:c="4"/>#define BLUE <text:s/>(&amp;VALUE_BLUE)</text:span><text:span text:style-name="T26"> <text:s/></text:span><text:span text:style-name="T26"><text:s text:c="10"/></text:span></text:p>
      <text:p text:style-name="P57"><text:span text:style-name="T26"><text:s text:c="4"/>//usw.. <text:s text:c="4"/></text:span></text:p>
      <text:p text:style-name="P63"><text:span text:style-name="T26"><text:s text:c="5"/></text:span></text:p>
      <text:p text:style-name="P16"><text:s text:c="2"/><text:span text:style-name="T69">struct colorschemes</text:span><text:span text:style-name="T58"> <text:s text:c="2"/></text:span></text:p>
      <text:p text:style-name="P16"><text:span text:style-name="T58"/></text:p>
      <text:p text:style-name="P16"><text:span text:style-name="T58"><text:s/></text:span><text:span text:style-name="T66"><text:s/></text:span><text:span text:style-name="T60"><text:s/>struct colorschemes {</text:span></text:p>
      <text:p text:style-name="P46"><text:s text:c="6"/>unsigned int iId;</text:p>
      <text:p text:style-name="P46"><text:s text:c="6"/>COLOR (*pfConverter)(struct object_car*);</text:p>
      <text:p text:style-name="P46"><text:s text:c="3"/>};</text:p>
      <text:p text:style-name="P46"/>
      <text:p text:style-name="P46"><text:s text:c="3"/>//TODO..</text:p>
      <text:p text:style-name="P16"><text:s text:c="128"/></text:p>
      <text:p text:style-name="P16"><text:s text:c="228"/></text:p>
      <text:p text:style-name="P41"/>
      <text:p text:style-name="Standard"><text:span text:style-name="T28"><text:s text:c="2"/></text:span><text:span text:style-name="T32">Erweiterungen:</text:span><text:span text:style-name="T26"> <text:s text:c="2"/></text:span></text:p>
      <text:p text:style-name="P16"/>
      <text:list xml:id="list6738953689736876481" text:style-name="L1">
        <text:list-item>
          <text:list>
            <text:list-item>
              <text:p text:style-name="P49">write log of settings + gaugings </text:p>
              <text:p text:style-name="P49"/>
            </text:list-item>
            <text:list-item>
              <text:p text:style-name="P49">Farbschemas + safetoFile + safetofile_setting_window</text:p>
              <text:p text:style-name="P49"/>
            </text:list-item>
            <text:list-item>
              <text:p text:style-name="P49">Kommandozeilenparameter </text:p>
              <text:p text:style-name="P49">-#80 -vm20 -p33 -mQUIET -cON -idv50 -f123“test“</text:p>
              <text:p text:style-name="P49"/>
              <text:p text:style-name="P49">-#80: <text:s text:c="5"/>80 Autos.</text:p>
              <text:p text:style-name="P49">-vm20: <text:s text:c="4"/>Vmax = 20.</text:p>
              <text:p text:style-name="P49">-p33: <text:s text:c="5"/>P-DD = 33.</text:p>
              <text:p text:style-name="P49">-mQUIET: <text:s text:c="2"/>keine Ausgaben,</text:p>
              <text:p text:style-name="P49"><text:s text:c="11"/>nach der Simulation werden die Werte von Settings+Gaugings über stdout ausgegeben </text:p>
              <text:p text:style-name="P49"><text:s text:c="11"/>und nicht in ein logfile UND </text:p>
              <text:p text:style-name="P49"><text:s text:c="11"/>Programm beendet sich selbständig.</text:p>
              <text:p text:style-name="P49">-cON: <text:s text:c="5"/>Cruise-control = ON.</text:p>
              <text:p text:style-name="P49">-idv50: <text:s text:c="3"/>Increased delay at v=0: 50 (ON).</text:p>
              <text:p text:style-name="P49">-f123“test“: Save to file = ON, Farbschema = [F1,F2,F3], Filepath = “./test.bmp“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5T07:43:27.56</dc:date>
    <dc:creator>Daniel Fritsch</dc:creator>
    <meta:editing-duration>P1DT3H49M50S</meta:editing-duration>
    <meta:editing-cycles>853</meta:editing-cycles>
    <meta:generator>OpenOffice/4.1.2$Win32 OpenOffice.org_project/412m3$Build-9782</meta:generator>
    <meta:document-statistic meta:table-count="0" meta:image-count="0" meta:object-count="0" meta:page-count="19" meta:paragraph-count="486" meta:word-count="2168" meta:character-count="33973"/>
  </office:meta>
</office:document-meta>
</file>